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d67fe" officeooo:paragraph-rsid="000d67fe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4pt" officeooo:rsid="000d67fe" officeooo:paragraph-rsid="000d67f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s por responder:</text:p>
      <text:p text:style-name="P2"/>
      <text:p text:style-name="P1">43. Usando como función “hashing” la función módulo 8 y con 3 registros cubo, los registros con valor de clase {1,4,9,0,17,2,5} NO produce desbordamiento.</text:p>
      <text:p text:style-name="P1"/>
      <text:p text:style-name="P2">a) Verdadero</text:p>
      <text:p text:style-name="P2">b) Falso</text:p>
      <text:p text:style-name="P2">c) NS/NC</text:p>
      <text:p text:style-name="P2"/>
      <text:p text:style-name="P2">44. El administrador de una BD puede decidir la forma de agrupamiento en páginas de los archivos que corresponden a las tablas de la BD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46. CREATE TABLE genera una inserción de varias filas de diversas tablas del catálogo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48. CREATE CLUSTER permite establecer un agrupamiento físico de registros que pertenece a distintas tablas en el nivel conceptual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49. Todos los usuarios pueden consultar todas las vistas del catálogo, pero no modificar su contenido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50. El índice del mapa de bits no puede crearse sobre un atributo numérico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/>
      <text:p text:style-name="P2"/>
      <text:p text:style-name="P2"/>
      <text:p text:style-name="P2"/>
      <text:p text:style-name="P2"><text:soft-page-break/>57. Nunca es recomendable crear un índice bitmap sobre una clase primaria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65. En un índice denso el número de elementos es el mismo que el del</text:p>
      <text:p text:style-name="P2">archivo principal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67. Cuando la clave de un índice es compuesta (C1, C2) resulta eficiente el</text:p>
      <text:p text:style-name="P2">uso del índice para buscar por C1 o por C2.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>98. El hashing dinámico…</text:p>
      <text:p text:style-name="P2"/>
      <text:p text:style-name="P2">a) Verdadero</text:p>
      <text:p text:style-name="P2">b) Falso</text:p>
      <text:p text:style-name="P2">c) NS/NC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Aria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22:11:52.103995331</dc:date>
    <meta:editing-duration>PT15M9S</meta:editing-duration>
    <meta:editing-cycles>1</meta:editing-cycles>
    <meta:document-statistic meta:table-count="0" meta:image-count="0" meta:object-count="0" meta:page-count="2" meta:paragraph-count="43" meta:word-count="232" meta:character-count="1289" meta:non-whitespace-character-count="1100"/>
    <meta:generator>LibreOffice/7.3.4.2$Linux_X86_64 LibreOffice_project/30$Build-2</meta:generator>
  </office:meta>
</office:document-meta>
</file>